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32295">
      <style:table-properties style:width="6.692in" table:align="margins"/>
    </style:style>
    <style:style style:family="table-column" style:name="af980fd"/>
    <style:style style:family="table-cell" style:name="a0269ef">
      <style:table-cell-properties style:decimal-places="2"/>
      <style:paragraph-properties style:tab-stop-distance="1.25cm"/>
      <style:text-properties fo:color="#c9211e" fo:font-size="15.0pt" fo:font-weight="bold" style:font-name="Arial" style:font-name-asian="Lucida Sans Unicode" style:font-name-complex="Tahoma"/>
    </style:style>
    <style:style style:family="table-cell" style:name="a4da4ad">
      <style:table-cell-properties fo:background-color="#ffb66c" fo:border="0.03cm solid #000000" fo:border-bottom="0.03cm solid #000000" fo:border-top="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d8516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0bd7c6">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83cf7a">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01493d">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5513b0">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617d91">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db7bb2">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7edd6d">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style:style style:family="table-cell" style:name="a401fff">
      <style:table-cell-properties fo:background-color="#ffb66c" fo:border="0.03cm solid #000000" style:decimal-places="2"/>
      <style:paragraph-properties style:tab-stop-distance="1.25cm"/>
      <style:text-properties fo:color="#000000" fo:font-size="12.0pt" fo:font-weight="bold" style:font-name="Arial" style:font-name-asian="Lucida Sans Unicode" style:font-name-complex="Tahoma"/>
    </style:style>
    <number:number-style style:name="n3d7ce7">
      <number:number number:decimal-places="0" number:grouping="true" number:min-integer-digits="1"/>
    </number:number-style>
    <style:style style:data-style-name="n3d7ce7" style:family="table-cell" style:name="a0f4ae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4ea26">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e9da5">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395cb9">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7db2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0e8cd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d188a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590c48">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b310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70df">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9a128f">
      <number:number number:decimal-places="0" number:grouping="true" number:min-integer-digits="1"/>
    </number:number-style>
    <style:style style:data-style-name="n9a128f" style:family="table-cell" style:name="a0f3a8f">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46565c">
      <number:number number:decimal-places="0" number:grouping="true" number:min-integer-digits="1"/>
    </number:number-style>
    <style:style style:data-style-name="n46565c" style:family="table-cell" style:name="a0f5d9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b1925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dfb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4534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45aa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1d5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9db7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0dfba5">
      <number:number number:decimal-places="0" number:grouping="true" number:min-integer-digits="1"/>
    </number:number-style>
    <style:style style:data-style-name="n0dfba5" style:family="table-cell" style:name="a20ad7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12e3ea">
      <number:number number:decimal-places="0" number:grouping="true" number:min-integer-digits="1"/>
    </number:number-style>
    <style:style style:data-style-name="n12e3ea" style:family="table-cell" style:name="a37c79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33ac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d2308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3891a">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f8654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ba11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c7c5">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fa345f">
      <number:number number:decimal-places="0" number:grouping="true" number:min-integer-digits="1"/>
    </number:number-style>
    <style:style style:data-style-name="nfa345f" style:family="table-cell" style:name="ab5c26e">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bcad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33f352">
      <style:table-cell-properties fo:background-color="#c0c0c0" fo:border-bottom="0.03cm solid #000000" fo:border-top="0.03cm solid #000000" style:decimal-places="2"/>
      <style:paragraph-properties style:tab-stop-distance="1.25cm"/>
      <style:text-properties fo:color="#000000" fo:font-size="11.0pt" fo:font-weight="bold" style:font-name="Arial" style:font-name-asian="Lucida Sans Unicode" style:font-name-complex="Tahoma"/>
    </style:style>
    <style:style style:family="table-cell" style:name="a1c020a">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127c3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a0703c">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65c2e4">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3fffb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4bbf56">
      <style:table-cell-properties fo:background-color="#c0c0c0" fo:border-bottom="0.03cm solid #000000" fo:border-top="0.03cm solid #000000" style:decimal-places="2"/>
      <style:paragraph-properties style:tab-stop-distance="1.25cm"/>
      <style:text-properties style:font-name="Arial" style:font-name-asian="Lucida Sans Unicode" style:font-name-complex="Tahoma"/>
    </style:style>
    <style:style style:family="table-cell" style:name="ac4524a">
      <style:table-cell-properties fo:background-color="#c0c0c0" fo:border-bottom="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8aabaa">
      <number:number number:decimal-places="0" number:grouping="true" number:min-integer-digits="1"/>
    </number:number-style>
    <style:style style:data-style-name="n8aabaa" style:family="table-cell" style:name="a64fda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79c404">
      <number:number number:decimal-places="0" number:grouping="true" number:min-integer-digits="1"/>
    </number:number-style>
    <style:style style:data-style-name="n79c404" style:family="table-cell" style:name="aba7567">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c002bd">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a87f53">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ca77c">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125c09">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891e31">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4d9c9b">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number:number-style style:name="n6dc506">
      <number:number number:decimal-places="0" number:grouping="true" number:min-integer-digits="1"/>
    </number:number-style>
    <style:style style:data-style-name="n6dc506" style:family="table-cell" style:name="ae0337e">
      <style:table-cell-properties fo:border-left="0.03cm solid #000000" fo:border-right="0.03cm solid #000000" fo:border-top="0.03cm solid #000000" style:decimal-places="2"/>
      <style:paragraph-properties fo:text-align="center" style:tab-stop-distance="1.25cm"/>
      <style:text-properties style:font-name="Arial" style:font-name-asian="Lucida Sans Unicode" style:font-name-complex="Tahoma"/>
    </style:style>
    <number:number-style style:name="n995ea9">
      <number:number number:decimal-places="0" number:grouping="true" number:min-integer-digits="1"/>
    </number:number-style>
    <style:style style:data-style-name="n995ea9" style:family="table-cell" style:name="a2ae69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ff0a2">
      <style:table-cell-properties fo:border-left="0.03cm solid #000000" fo:border-right="0.03cm solid #000000" fo:border-top="0.03cm solid #000000" style:decimal-places="2"/>
      <style:paragraph-properties fo:text-align="end" style:tab-stop-distance="1.25cm"/>
      <style:text-properties style:font-name="Arial" style:font-name-asian="Lucida Sans Unicode" style:font-name-complex="Tahoma"/>
    </style:style>
    <style:style style:family="table-cell" style:name="a7f24c8">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5fa38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96a12d">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e3352f">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083b72">
      <style:table-cell-properties fo:border-left="0.03cm solid #000000" fo:border-right="0.03cm solid #000000" fo:border-top="0.03cm solid #000000" style:decimal-places="2"/>
      <style:paragraph-properties style:tab-stop-distance="1.25cm"/>
      <style:text-properties style:font-name="Arial" style:font-name-asian="Lucida Sans Unicode" style:font-name-complex="Tahoma"/>
    </style:style>
    <style:style style:family="table-cell" style:name="a7feb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0e38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f83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4949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e24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b721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fa52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c7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b69d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76332">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742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bbc5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d394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e0f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a915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35c3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457a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9a5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e9cfe">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5d76d">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f6f7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2b4e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d4d6f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4693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3a6cc">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f520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626f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8d14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5bb0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8f90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78d2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6f37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c16e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c7782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13ae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84ed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1cc7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e0f01">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b420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e3f9a">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e336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07f3d2">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53e8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a43c48">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2eb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e85b9">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89b8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3f81a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47f59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bbe3f">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7559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5de6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1ad05">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1bb3c7">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35cef">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990a9">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f10ac1">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83f1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cf8ed">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24683b">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82823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ea1606">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cf70">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909e24">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64be46">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b2ed13">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07178">
      <style:table-cell-properties fo:border-left="0.03cm solid #000000" fo:border-right="0.03cm solid #000000" style:decimal-places="2"/>
      <style:paragraph-properties style:tab-stop-distance="1.25cm"/>
      <style:text-properties style:font-name="Arial" style:font-name-asian="Lucida Sans Unicode" style:font-name-complex="Tahoma"/>
    </style:style>
    <style:style style:family="table-cell" style:name="a7a14c3">
      <style:table-cell-properties fo:border-bottom="0.03cm solid #000000" fo:border-left="0.03cm solid #000000" fo:border-right="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b32295">
        <table:table-column table:number-columns-repeated="5" table:style-name="af980fd"/>
        <table:table-column table:style-name="af980fd"/>
        <table:table-column table:style-name="af980fd"/>
        <table:table-column table:style-name="af980fd"/>
        <table:table-column table:style-name="af980fd"/>
        <table:table-column table:style-name="af980fd"/>
        <table:table-row>
          <table:table-cell office:string-value="Teachers Preferences and Assignment" office:value-type="string" table:style-name="a0269ef">
            <text:p>Teachers Preferences and Assignment</text:p>
          </table:table-cell>
          <table:table-cell/>
          <table:table-cell/>
          <table:table-cell/>
          <table:table-cell/>
          <table:table-cell/>
          <table:table-cell/>
          <table:table-cell/>
          <table:table-cell/>
          <table:table-cell/>
        </table:table-row>
        <table:table-row>
          <table:table-cell/>
          <table:table-cell/>
          <table:table-cell/>
          <table:table-cell/>
          <table:table-cell/>
          <table:table-cell/>
          <table:table-cell/>
          <table:table-cell/>
          <table:table-cell/>
          <table:table-cell/>
        </table:table-row>
        <table:table-row>
          <table:table-cell office:string-value="Study Level" office:value-type="string" table:style-name="a01493d">
            <text:p>Study Level</text:p>
          </table:table-cell>
          <table:table-cell office:string-value="Semester" office:value-type="string" table:style-name="a401fff">
            <text:p>Semester</text:p>
          </table:table-cell>
          <table:table-cell office:string-value="Course Type" office:value-type="string" table:style-name="a83cf7a">
            <text:p>Course Type</text:p>
          </table:table-cell>
          <table:table-cell office:string-value="Number of groups" office:value-type="string" table:style-name="a7edd6d">
            <text:p>Number of groups</text:p>
          </table:table-cell>
          <table:table-cell office:string-value="Number of hours" office:value-type="string" table:style-name="a0bd7c6">
            <text:p>Number of hours</text:p>
          </table:table-cell>
          <table:table-cell office:string-value="Candidate's First Name" office:value-type="string" table:style-name="adb7bb2">
            <text:p>Candidate's First Name</text:p>
          </table:table-cell>
          <table:table-cell office:string-value="Candidate's Last Name" office:value-type="string" table:style-name="ad85160">
            <text:p>Candidate's Last Name</text:p>
          </table:table-cell>
          <table:table-cell office:string-value="Choice" office:value-type="string" table:style-name="a617d91">
            <text:p>Choice</text:p>
          </table:table-cell>
          <table:table-cell office:string-value="Assignment" office:value-type="string" table:style-name="a4da4ad">
            <text:p>Assignment</text:p>
          </table:table-cell>
          <table:table-cell office:value-type="string" table:style-name="a5513b0"/>
        </table:table-row>
        <table:table-row>
          <table:table-cell office:string-value="DE1" office:value-type="string" table:style-name="ac4ea26">
            <text:p>DE1</text:p>
          </table:table-cell>
          <table:table-cell office:value="1.0" office:value-type="float" table:style-name="a0f4ae7">
            <text:p>1</text:p>
          </table:table-cell>
          <table:table-cell office:string-value="testcourse1" office:value-type="string" table:style-name="a7e9da5">
            <text:p>testcourse1</text:p>
          </table:table-cell>
          <table:table-cell table:style-name="a395cb9"/>
          <table:table-cell table:style-name="a57db26"/>
          <table:table-cell table:style-name="a0e8cd6"/>
          <table:table-cell table:style-name="ad188a6"/>
          <table:table-cell table:style-name="a590c48"/>
          <table:table-cell table:style-name="ab31056"/>
          <table:table-cell table:style-name="ac470df"/>
        </table:table-row>
        <table:table-row>
          <table:table-cell table:style-name="a7feb8a"/>
          <table:table-cell table:style-name="ae74257"/>
          <table:table-cell office:string-value="CM" office:value-type="string" table:style-name="ab1925d">
            <text:p>CM</text:p>
          </table:table-cell>
          <table:table-cell office:value="3.0" office:value-type="float" table:style-name="a0f3a8f">
            <text:p>3</text:p>
          </table:table-cell>
          <table:table-cell office:value="1.0" office:value-type="float" table:style-name="a0f5d91">
            <text:p>1</text:p>
          </table:table-cell>
          <table:table-cell office:string-value="teacher1FirstName" office:value-type="string" table:style-name="addfb47">
            <text:p>teacher1FirstName</text:p>
          </table:table-cell>
          <table:table-cell office:string-value="teacher1LastName" office:value-type="string" table:style-name="ae45348">
            <text:p>teacher1LastName</text:p>
          </table:table-cell>
          <table:table-cell office:string-value="A" office:value-type="string" table:style-name="a545aab">
            <text:p>A</text:p>
          </table:table-cell>
          <table:table-cell table:style-name="af1d582"/>
          <table:table-cell table:style-name="a19db7a"/>
        </table:table-row>
        <table:table-row>
          <table:table-cell table:style-name="ac0e38a"/>
          <table:table-cell table:style-name="abbbc52"/>
          <table:table-cell table:style-name="a2f6f73"/>
          <table:table-cell table:style-name="a2626f2"/>
          <table:table-cell table:style-name="a8c16e6"/>
          <table:table-cell office:string-value="teacher2FirstName" office:value-type="string" table:style-name="aeb4204">
            <text:p>teacher2FirstName</text:p>
          </table:table-cell>
          <table:table-cell office:string-value="teacher2LastName" office:value-type="string" table:style-name="aea2eb5">
            <text:p>teacher2LastName</text:p>
          </table:table-cell>
          <table:table-cell office:string-value="C" office:value-type="string" table:style-name="a27559f">
            <text:p>C</text:p>
          </table:table-cell>
          <table:table-cell table:style-name="af10ac1"/>
          <table:table-cell table:style-name="a70cf70"/>
        </table:table-row>
        <table:table-row>
          <table:table-cell table:style-name="af2f833"/>
          <table:table-cell table:style-name="a0d3945"/>
          <table:table-cell table:style-name="af2b4ec"/>
          <table:table-cell table:style-name="af8d147"/>
          <table:table-cell table:style-name="ac77823"/>
          <table:table-cell table:style-name="a9e3f9a"/>
          <table:table-cell table:style-name="afe85b9"/>
          <table:table-cell table:style-name="a85de61"/>
          <table:table-cell table:style-name="a983f18"/>
          <table:table-cell table:style-name="a909e24"/>
        </table:table-row>
        <table:table-row>
          <table:table-cell table:style-name="a949491"/>
          <table:table-cell table:style-name="a70e0fd"/>
          <table:table-cell office:string-value="TD" office:value-type="string" table:style-name="a133ac2">
            <text:p>TD</text:p>
          </table:table-cell>
          <table:table-cell office:value="4.0" office:value-type="float" table:style-name="a20ad7e">
            <text:p>4</text:p>
          </table:table-cell>
          <table:table-cell office:value="1.0" office:value-type="float" table:style-name="a37c79e">
            <text:p>1</text:p>
          </table:table-cell>
          <table:table-cell office:string-value="teacher1FirstName" office:value-type="string" table:style-name="ad2308c">
            <text:p>teacher1FirstName</text:p>
          </table:table-cell>
          <table:table-cell office:string-value="teacher1LastName" office:value-type="string" table:style-name="a53891a">
            <text:p>teacher1LastName</text:p>
          </table:table-cell>
          <table:table-cell office:string-value="B" office:value-type="string" table:style-name="af86547">
            <text:p>B</text:p>
          </table:table-cell>
          <table:table-cell office:string-value="teacher1FirstName" office:value-type="string" table:style-name="a8ba11c">
            <text:p>teacher1FirstName</text:p>
          </table:table-cell>
          <table:table-cell office:string-value="teacher1LastName" office:value-type="string" table:style-name="a96c7c5">
            <text:p>teacher1LastName</text:p>
          </table:table-cell>
        </table:table-row>
        <table:table-row>
          <table:table-cell table:style-name="a7e2447"/>
          <table:table-cell table:style-name="a3a9157"/>
          <table:table-cell table:style-name="ad4d6fa"/>
          <table:table-cell table:style-name="a5bb004"/>
          <table:table-cell table:style-name="a413ae7"/>
          <table:table-cell office:string-value="teacher2FirstName" office:value-type="string" table:style-name="abe3360">
            <text:p>teacher2FirstName</text:p>
          </table:table-cell>
          <table:table-cell office:string-value="teacher2LastName" office:value-type="string" table:style-name="a189b8f">
            <text:p>teacher2LastName</text:p>
          </table:table-cell>
          <table:table-cell office:string-value="A" office:value-type="string" table:style-name="a81ad05">
            <text:p>A</text:p>
          </table:table-cell>
          <table:table-cell table:style-name="aecf8ed"/>
          <table:table-cell table:style-name="a64be46"/>
        </table:table-row>
        <table:table-row>
          <table:table-cell table:style-name="a0b7219"/>
          <table:table-cell table:style-name="a935c36"/>
          <table:table-cell table:style-name="a446930"/>
          <table:table-cell table:style-name="a48f907"/>
          <table:table-cell table:style-name="a884edb"/>
          <table:table-cell table:style-name="a07f3d2"/>
          <table:table-cell table:style-name="a3f81ab"/>
          <table:table-cell table:style-name="a1bb3c7"/>
          <table:table-cell table:style-name="a24683b"/>
          <table:table-cell table:style-name="ab2ed13"/>
        </table:table-row>
        <table:table-row>
          <table:table-cell office:string-value="DE1" office:value-type="string" table:style-name="a3bcad8">
            <text:p>DE1</text:p>
          </table:table-cell>
          <table:table-cell office:value="1.0" office:value-type="float" table:style-name="ab5c26e">
            <text:p>1</text:p>
          </table:table-cell>
          <table:table-cell office:string-value="testcourse2" office:value-type="string" table:style-name="a33f352">
            <text:p>testcourse2</text:p>
          </table:table-cell>
          <table:table-cell table:style-name="a1c020a"/>
          <table:table-cell table:style-name="a127c36"/>
          <table:table-cell table:style-name="aa0703c"/>
          <table:table-cell table:style-name="a65c2e4"/>
          <table:table-cell table:style-name="a3fffb6"/>
          <table:table-cell table:style-name="a4bbf56"/>
          <table:table-cell table:style-name="ac4524a"/>
        </table:table-row>
        <table:table-row>
          <table:table-cell table:style-name="aafa527"/>
          <table:table-cell table:style-name="ae457a3"/>
          <table:table-cell office:string-value="TD" office:value-type="string" table:style-name="ac002bd">
            <text:p>TD</text:p>
          </table:table-cell>
          <table:table-cell office:value="4.0" office:value-type="float" table:style-name="a64fdae">
            <text:p>4</text:p>
          </table:table-cell>
          <table:table-cell office:value="1.0" office:value-type="float" table:style-name="aba7567">
            <text:p>1</text:p>
          </table:table-cell>
          <table:table-cell office:string-value="teacher1FirstName" office:value-type="string" table:style-name="aa87f53">
            <text:p>teacher1FirstName</text:p>
          </table:table-cell>
          <table:table-cell office:string-value="teacher1LastName" office:value-type="string" table:style-name="a1ca77c">
            <text:p>teacher1LastName</text:p>
          </table:table-cell>
          <table:table-cell office:string-value="C" office:value-type="string" table:style-name="a125c09">
            <text:p>C</text:p>
          </table:table-cell>
          <table:table-cell office:string-value="teacher1FirstName" office:value-type="string" table:style-name="a891e31">
            <text:p>teacher1FirstName</text:p>
          </table:table-cell>
          <table:table-cell office:string-value="teacher1LastName" office:value-type="string" table:style-name="a4d9c9b">
            <text:p>teacher1LastName</text:p>
          </table:table-cell>
        </table:table-row>
        <table:table-row>
          <table:table-cell table:style-name="ac5c7c7"/>
          <table:table-cell table:style-name="ab99a5c"/>
          <table:table-cell table:style-name="a63a6cc"/>
          <table:table-cell table:style-name="a178d2f"/>
          <table:table-cell table:style-name="a61cc7a"/>
          <table:table-cell table:style-name="a953e8d"/>
          <table:table-cell table:style-name="a47f590"/>
          <table:table-cell table:style-name="a835cef"/>
          <table:table-cell table:style-name="a828234"/>
          <table:table-cell table:style-name="a707178"/>
        </table:table-row>
        <table:table-row>
          <table:table-cell table:style-name="a7b69d3"/>
          <table:table-cell table:style-name="a1e9cfe"/>
          <table:table-cell office:string-value="TP" office:value-type="string" table:style-name="a0ff0a2">
            <text:p>TP</text:p>
          </table:table-cell>
          <table:table-cell office:value="3.0" office:value-type="float" table:style-name="ae0337e">
            <text:p>3</text:p>
          </table:table-cell>
          <table:table-cell office:value="1.0" office:value-type="float" table:style-name="a2ae69d">
            <text:p>1</text:p>
          </table:table-cell>
          <table:table-cell office:string-value="teacher1FirstName" office:value-type="string" table:style-name="a7f24c8">
            <text:p>teacher1FirstName</text:p>
          </table:table-cell>
          <table:table-cell office:string-value="teacher1LastName" office:value-type="string" table:style-name="a5fa382">
            <text:p>teacher1LastName</text:p>
          </table:table-cell>
          <table:table-cell office:string-value="B" office:value-type="string" table:style-name="a96a12d">
            <text:p>B</text:p>
          </table:table-cell>
          <table:table-cell table:style-name="ae3352f"/>
          <table:table-cell table:style-name="a083b72"/>
        </table:table-row>
        <table:table-row>
          <table:table-cell table:style-name="a576332"/>
          <table:table-cell table:style-name="ac5d76d"/>
          <table:table-cell table:style-name="a8f520f"/>
          <table:table-cell table:style-name="a66f373"/>
          <table:table-cell table:style-name="a0e0f01"/>
          <table:table-cell table:style-name="aa43c48"/>
          <table:table-cell table:style-name="afbbe3f"/>
          <table:table-cell table:style-name="ab990a9"/>
          <table:table-cell table:style-name="aea1606"/>
          <table:table-cell table:style-name="a7a14c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rah</dc:creator>
    <dc:date>2020-06-12T00:57:33</dc:date>
    <meta:editing-cycles>1</meta:editing-cycles>
    <meta:editing-duration>PT0.916S</meta:editing-duration>
    <meta:initial-creator>sarah</meta:initial-creator>
    <meta:creation-date>2020-06-12T00:57:33</meta:creation-date>
    <dc:language>fr</dc:language>
  </office:meta>
</office:document-meta>
</file>